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margin-left="0cm" fo:margin-right="0cm" fo:text-indent="1.249cm" style:auto-text-indent="false"/>
    </style:style>
    <style:style style:name="P4" style:family="paragraph" style:parent-style-name="Standard">
      <style:paragraph-properties fo:margin-left="1.905cm" fo:margin-right="0cm" fo:text-indent="0.593cm" style:auto-text-indent="false"/>
    </style:style>
    <style:style style:name="P5" style:family="paragraph" style:parent-style-name="Standard">
      <style:paragraph-properties fo:margin-left="1.905cm" fo:margin-right="0cm" fo:text-indent="0cm" style:auto-text-indent="false"/>
      <style:text-properties fo:font-size="12pt" style:font-size-asian="12pt" style:font-size-complex="12pt"/>
    </style:style>
    <style:style style:name="P6" style:family="paragraph" style:parent-style-name="Standard">
      <style:paragraph-properties fo:margin-left="1.249cm" fo:margin-right="0cm" fo:text-indent="1.249cm" style:auto-text-indent="false"/>
    </style:style>
    <style:style style:name="P7" style:family="paragraph" style:parent-style-name="Standard">
      <style:paragraph-properties fo:margin-left="1.884cm" fo:margin-right="0cm" fo:text-indent="0.614cm" style:auto-text-indent="false"/>
    </style:style>
    <style:style style:name="P8" style:family="paragraph" style:parent-style-name="Standard">
      <style:paragraph-properties fo:margin-left="1.826cm" fo:margin-right="0cm" fo:text-indent="0.672cm" style:auto-text-indent="false"/>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List_20_Paragraph" style:list-style-name="WWNum3"/>
    <style:style style:name="P13" style:family="paragraph" style:parent-style-name="List_20_Paragraph" style:list-style-name="WWNum4"/>
    <style:style style:name="P14" style:family="paragraph" style:parent-style-name="List_20_Paragraph" style:list-style-name="WWNum5"/>
    <style:style style:name="P15" style:family="paragraph" style:parent-style-name="List_20_Paragraph" style:list-style-name="WWNum6"/>
    <style:style style:name="P16" style:family="paragraph" style:parent-style-name="List_20_Paragraph" style:list-style-name="WWNum7"/>
    <style:style style:name="P17" style:family="paragraph" style:parent-style-name="List_20_Paragraph">
      <style:paragraph-properties fo:margin-left="1.905cm" fo:margin-right="0cm" fo:text-indent="0.593cm" style:auto-text-indent="false"/>
    </style:style>
    <style:style style:name="P18" style:family="paragraph" style:parent-style-name="List_20_Paragraph">
      <style:paragraph-properties fo:margin-left="1.905cm" fo:margin-right="0cm" fo:text-indent="0cm" style:auto-text-indent="false"/>
    </style:style>
    <style:style style:name="P19" style:family="paragraph" style:parent-style-name="List_20_Paragraph">
      <style:paragraph-properties fo:margin-left="1.905cm" fo:margin-right="0cm" fo:text-indent="0cm" style:auto-text-indent="false"/>
      <style:text-properties fo:font-size="12pt" style:font-size-asian="12pt" style:font-size-complex="12pt"/>
    </style:style>
    <style:style style:name="P20" style:family="paragraph" style:parent-style-name="List_20_Paragraph">
      <style:paragraph-properties fo:margin-left="2.498cm" fo:margin-right="0cm" fo:text-indent="0cm" style:auto-text-indent="false"/>
    </style:style>
    <style:style style:name="T1" style:family="text">
      <style:text-properties fo:font-size="18pt" fo:font-weight="bold" style:font-size-asian="18pt" style:font-weight-asian="bold" style:font-size-complex="18pt"/>
    </style:style>
    <style:style style:name="T2" style:family="text">
      <style:text-properties fo:font-size="12pt" style:font-size-asian="12pt" style:font-size-complex="12pt"/>
    </style:style>
    <style:style style:name="T3" style:family="text">
      <style:text-properties fo:font-size="12pt" officeooo:rsid="00010208" style:font-size-asian="12pt" style:font-size-complex="12pt"/>
    </style:style>
    <style:style style:name="T4" style:family="text">
      <style:text-properties fo:font-size="12pt" officeooo:rsid="00014296" style:font-size-asian="12pt" style:font-size-complex="12pt"/>
    </style:style>
    <style:style style:name="T5" style:family="text">
      <style:text-properties fo:font-size="14pt" fo:font-weight="bold" style:font-size-asian="14pt" style:font-weight-asian="bold" style:font-size-complex="14pt"/>
    </style:style>
    <style:style style:name="T6"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Introdução</text:span></text:p>
      <text:p text:style-name="Standard"><text:span text:style-name="T2"><text:tab/>Este documento especifica os requisitos do sistema ControlFarma , onde tem a função de fornecer aos desenvolvedores as informações necessárias para a implementação do sistema.</text:span></text:p>
      <text:p text:style-name="P1"><text:span text:style-name="T5">Escopo do produto</text:span></text:p>
      <text:p text:style-name="Standard"><text:span text:style-name="T2"><text:tab/>O ControlFarma </text:span><text:span text:style-name="T3">é um software responsável por controlar o estoque <text:s/>de uma farmácia e gerenciar as vendas do estabelecimento. Os clientes poderão ser cadastrados e poderão obter descontos nos produtos.</text:span></text:p>
      <text:p text:style-name="P1"><text:span text:style-name="T5">Definições, acrônicos e abreviações</text:span></text:p>
      <text:p text:style-name="Standard"><text:span text:style-name="T2">ControlFarma – software de gerenciamento de uma rede de farmácia</text:span></text:p>
      <text:p text:style-name="Standard"><text:span text:style-name="T2">Backup – é a cópia de dados do banco de dados do sistema a outro armazenamento para que possam ser restaurados em caso de perdas de dados originais em caso corrupção e apagamentos acidentais de dados.</text:span></text:p>
      <text:p text:style-name="P1"><text:span text:style-name="T5">Visão geral do documento</text:span></text:p>
      <text:p text:style-name="Standard"><text:span text:style-name="T2"><text:tab/>Este documento será divido em 6 seções. Na primeira seção, será apresentada uma introdução sobre o conteúdo deste documento apresentado. Na segunda seção, será apresentada uma descrição geral. Na terceira seção, será denotado os requisitos específicos do ControlFarma. Na quarta seção, será exibido os casos de uso. Na quinta seção, será exposto o modelo conceitual do ControlFarma. Na sexta seção, será exposto a operações do sistema.</text:span></text:p>
      <text:p text:style-name="P1"><text:span text:style-name="T1">Descrição geral</text:span></text:p>
      <text:p text:style-name="P1"><text:span text:style-name="T5">Perspectiva do produto</text:span></text:p>
      <text:p text:style-name="P3"><text:span text:style-name="T2">O ControlFarma tem como objetivo principal auxiliar no atendimento ao cliente da farmácia, onde suas funções é o controle das vendas dos produtos. Ele será separado em 3 terminais onde cada um </text:span><text:span text:style-name="T4">terá</text:span><text:span text:style-name="T2"> uma função. </text:span><text:span text:style-name="T4">O</text:span><text:span text:style-name="T2"> primeiro terminal será responsável </text:span><text:span text:style-name="T4">por</text:span><text:span text:style-name="T2"> fornecer o preço do produto pela barra de código. O segundo terminal será responsável pelo balcão onde ir</text:span><text:span text:style-name="T4">á</text:span><text:span text:style-name="T2"> cadastra</text:span><text:span text:style-name="T4">r</text:span><text:span text:style-name="T2"> o pedido, cliente e produto. O terceiro terminal será responsável pelo caixa onde será feito o pagamento do pedido do cliente e também poderá cadastra cliente. Ele será operado pelos funcionários e um gerente , ele deverá gerar relatório dos produtos mais vendido no mês. <text:s/></text:span></text:p>
      <text:p text:style-name="P2"/>
      <text:p text:style-name="P1"><text:span text:style-name="T5">Funções do produto</text:span></text:p>
      <text:p text:style-name="Standard"><text:soft-page-break/><text:span text:style-name="T2">Inclusão, alteração e exclusão de pedidos;</text:span></text:p>
      <text:p text:style-name="Standard"><text:span text:style-name="T2">Inclusão, alteração e exclusão de forma de pagamento;</text:span></text:p>
      <text:p text:style-name="Standard"><text:span text:style-name="T2">Consulta ao preço do produto;</text:span></text:p>
      <text:p text:style-name="Standard"><text:span text:style-name="T2">Cadastramento, exclusão de cliente;</text:span></text:p>
      <text:p text:style-name="Standard"><text:span text:style-name="T2">Cadastramento, alteração e exclusão de produtos;</text:span></text:p>
      <text:p text:style-name="Standard"><text:span text:style-name="T2">Envio da conta final ao terminal do caixa;</text:span></text:p>
      <text:p text:style-name="Standard"><text:span text:style-name="T2">Emissão de relatório sobre os produtos;</text:span></text:p>
      <text:p text:style-name="Standard"><text:span text:style-name="T2"><text:s/></text:span></text:p>
      <text:p text:style-name="P1"><text:span text:style-name="T5">Características dos usuários</text:span></text:p>
      <text:p text:style-name="P1"><text:span text:style-name="T5">Restrições</text:span></text:p>
      <text:p text:style-name="Standard"><text:span text:style-name="T2">O sistema ControlFarma é exclusivo para Windows e Linux</text:span><text:bookmark text:name="_GoBack"/><text:span text:style-name="T2">.</text:span></text:p>
      <text:p text:style-name="Standard"><text:span text:style-name="T2">O sistema ControlFarma precisará de computadores com conexão à internet. </text:span></text:p>
      <text:p text:style-name="P1"><text:span text:style-name="T6">Requisitos Específicos</text:span></text:p>
      <text:list xml:id="list8188429030403859385" text:style-name="WWNum1">
        <text:list-item>
          <text:p text:style-name="P10"><text:span text:style-name="T2">Interfaces Externas</text:span></text:p>
        </text:list-item>
      </text:list>
      <text:p text:style-name="List_20_Paragraph"><text:span text:style-name="T2">O sistema ControlFarma terá 3 interfaces externas: com o sistema do terminal de usuário, balcão e caixa.<text:tab/></text:span></text:p>
      <text:list xml:id="list140455071035997" text:continue-numbering="true" text:style-name="WWNum1">
        <text:list-item>
          <text:list>
            <text:list-item>
              <text:p text:style-name="P10"><text:span text:style-name="T2">Interface do terminal de usuário</text:span></text:p>
            </text:list-item>
          </text:list>
        </text:list-item>
      </text:list>
      <text:p text:style-name="P17"><text:span text:style-name="T2">A interface inicial terá uma mensagem informando o cliente para apresentar o código de barra. (média)</text:span></text:p>
      <text:p text:style-name="P18"><text:span text:style-name="T2"><text:s/><text:tab/>Depois da inserção do produto irá ter uma interface com o preço do produto, nome e uma imagem do produto (outras informações podem ser conferidas na embalagem do produto). (alta)</text:span></text:p>
      <text:p text:style-name="P19"/>
      <text:list xml:id="list140455304999069" text:continue-numbering="true" text:style-name="WWNum1">
        <text:list-item>
          <text:list>
            <text:list-item>
              <text:p text:style-name="P10"><text:span text:style-name="T2">Interface do balcão</text:span></text:p>
            </text:list-item>
          </text:list>
        </text:list-item>
      </text:list>
      <text:p text:style-name="P4"><text:span text:style-name="T2">A interface inicial terá uma tela de login, dependendo do usuário que entrar terá uma interface diferente (funcionário, Gerente). (alta)</text:span></text:p>
      <text:p text:style-name="P4"><text:span text:style-name="T2">Na interface do funcionário irá ter 3 opções: Cliente, produto e pedido. Cada opção levará a uma nova tela onde a escolha poderá ser gerenciada. (alta) </text:span></text:p>
      <text:p text:style-name="P4"><text:span text:style-name="T2">A interface do gerente terá, além das 3 opções citada acima, a opções: gerar relatório e gerenciar funcionário. (alta) </text:span></text:p>
      <text:p text:style-name="P4"><text:span text:style-name="T2">As telas de Cliente e produto deverão ter a opções: cadastro, editar, buscar, excluir. (alta)</text:span></text:p>
      <text:p text:style-name="P4"><text:soft-page-break/><text:span text:style-name="T2">A tela de pedido terá apenas a opção de gerar um novo pedido. (alta)</text:span></text:p>
      <text:p text:style-name="P5"/>
      <text:list xml:id="list140455768776759" text:continue-numbering="true" text:style-name="WWNum1">
        <text:list-item>
          <text:list>
            <text:list-item>
              <text:p text:style-name="P10"><text:span text:style-name="T2">Interface do caixa</text:span></text:p>
            </text:list-item>
          </text:list>
        </text:list-item>
      </text:list>
      <text:p text:style-name="P6"><text:span text:style-name="T2">A interface inicial terá uma tela de login.</text:span></text:p>
      <text:p text:style-name="P7"><text:span text:style-name="T2">A tela deverá ter uma lista dos pedidos que serão pagos, exibindo o código correspondente. </text:span></text:p>
      <text:p text:style-name="P8"><text:span text:style-name="T2">Quando clicar no pedido irá aparecer uma interface com as opções de <text:s text:c="6"/>pagamento, cancelar do pedido e cadastrar cliente (se o cliente não for cadastrado e se desejar cadastrar para receber desconto). <text:s/><text:tab/></text:span></text:p>
      <text:list xml:id="list140454679066245" text:continue-numbering="true" text:style-name="WWNum1">
        <text:list-item>
          <text:p text:style-name="P10"><text:span text:style-name="T2">Requisitos funcionais</text:span></text:p>
        </text:list-item>
      </text:list>
      <text:p text:style-name="P20"><text:span text:style-name="T2">1. O terminal do usuário deve informar se o mesmo esta inoperante.</text:span></text:p>
      <text:p text:style-name="P20"><text:span text:style-name="T2">2. O sistema deverá identificar automaticamente o tipo de usuário.</text:span></text:p>
      <text:p text:style-name="P20"><text:span text:style-name="T2">3. O sistema deve permitir a possibilidade de cancelar um pedido enquanto ainda ele não foi finalizado.</text:span></text:p>
      <text:p text:style-name="P20"><text:span text:style-name="T2">4. O sistema só deverá operar em uma rede interna.</text:span></text:p>
      <text:p text:style-name="P20"><text:span text:style-name="T2">5. O sistema deverá ter a possibilidade de fornecer duas formas distintas de pagamento.</text:span></text:p>
      <text:p text:style-name="P20"><text:span text:style-name="T2">6. O sistema deve permitir a possibilidade do cliente excluir seu cadastro.</text:span></text:p>
      <text:p text:style-name="P20"><text:span text:style-name="T2">7. O sistema deve avisar se os produtos estão vencendo.</text:span></text:p>
      <text:p text:style-name="P20"><text:span text:style-name="T2">8. O sistema deve permitir a busca de pedido por palavra chave.</text:span></text:p>
      <text:p text:style-name="P20"><text:span text:style-name="T2">9. O sistema deve permitir escolher o intervalo do relatório a ser gerado.</text:span></text:p>
      <text:p text:style-name="P20"><text:span text:style-name="T2">10. O sistema deve emitir uma mensagem de alerta caso o usuário tente cadastrar um produto que já esteja cadastrado.</text:span></text:p>
      <text:p text:style-name="P20"><text:span text:style-name="T2">11. O sistema deve emitir uma mensagem de alerta caso o usuário entre com um login não registrado.</text:span></text:p>
      <text:p text:style-name="P20"><text:span text:style-name="T2">12. O sistema deve avisar se o produto tiver indisponível para o funcionário, caso o cliente solicite um produto qualquer.</text:span></text:p>
      <text:list xml:id="list140456179742564" text:continue-numbering="true" text:style-name="WWNum1">
        <text:list-item>
          <text:p text:style-name="P10"><text:span text:style-name="T2">Requisitos de Desempenho</text:span></text:p>
        </text:list-item>
      </text:list>
      <text:list xml:id="list143623519794900822" text:style-name="WWNum2">
        <text:list-item>
          <text:p text:style-name="P11"><text:span text:style-name="T2">O sistema deve ter uma atualização automática da quantidade de cada produto depois da venda.</text:span></text:p>
        </text:list-item>
        <text:list-item>
          <text:p text:style-name="P11"><text:span text:style-name="T2">O sistema deve enviar o pedido ao caixa após cada pedido. O tempo limite de envio deve ser de 20s.</text:span></text:p>
        </text:list-item>
      </text:list>
      <text:list xml:id="list140456568691710" text:continue-list="list140456179742564" text:style-name="WWNum1">
        <text:list-item>
          <text:p text:style-name="P10"><text:span text:style-name="T2">Atributos do sistema de software</text:span></text:p>
          <text:list>
            <text:list-item>
              <text:p text:style-name="P10"><text:span text:style-name="T2">Confiabilidade</text:span></text:p>
            </text:list-item>
          </text:list>
        </text:list-item>
      </text:list>
      <text:list xml:id="list9153787018630929755" text:style-name="WWNum3">
        <text:list-item>
          <text:p text:style-name="P12"><text:soft-page-break/><text:span text:style-name="T2">O sistema deve garantir o envio do pedido para o caixa mesmo que exista alguma falha</text:span></text:p>
        </text:list-item>
        <text:list-item>
          <text:p text:style-name="P12"><text:span text:style-name="T2">O sistema deve fazer um backup dos dados a cada 2 dias.</text:span></text:p>
        </text:list-item>
      </text:list>
      <text:list xml:id="list140456791648757" text:continue-list="list140456568691710" text:style-name="WWNum1">
        <text:list-item>
          <text:list>
            <text:list-item>
              <text:p text:style-name="P10"><text:span text:style-name="T2">Disponibilidade</text:span></text:p>
            </text:list-item>
          </text:list>
        </text:list-item>
      </text:list>
      <text:list xml:id="list4667788473962250766" text:style-name="WWNum4">
        <text:list-item>
          <text:p text:style-name="P13"><text:span text:style-name="T2">O sistema deve ser capaz de recuperar dados através do backup em caso de falha.</text:span></text:p>
        </text:list-item>
        <text:list-item>
          <text:p text:style-name="P13"><text:span text:style-name="T2">O sistema deve estar disponível em todo o período de funcionamento do estabelecimento em caso de erros no sistema, a manutenção deverá ser realizada enquanto ele estiver fora do período de funcionamento do sistema.</text:span></text:p>
        </text:list-item>
      </text:list>
      <text:list xml:id="list140454831114946" text:continue-list="list140456791648757" text:style-name="WWNum1">
        <text:list-item>
          <text:list>
            <text:list-item>
              <text:p text:style-name="P10"><text:span text:style-name="T2">Segurança</text:span></text:p>
            </text:list-item>
          </text:list>
        </text:list-item>
      </text:list>
      <text:list xml:id="list6803061025561011941" text:style-name="WWNum5">
        <text:list-item>
          <text:p text:style-name="P14"><text:span text:style-name="T2">O sistema deve operar apenas na rede interna, impedindo o acesso aos dados feita pelos outros meios.</text:span></text:p>
        </text:list-item>
        <text:list-item>
          <text:p text:style-name="P14"><text:span text:style-name="T2">O sistema deve permitir registro de log dos eventos ocorridos, registrando quem executou cada evento.</text:span></text:p>
        </text:list-item>
        <text:list-item>
          <text:p text:style-name="P14"><text:span text:style-name="T2">O sistema deve ser capaz de cancelar o pedido em caso de erro no pagamento do pedido.</text:span></text:p>
        </text:list-item>
      </text:list>
      <text:list xml:id="list140455612583565" text:continue-list="list140454831114946" text:style-name="WWNum1">
        <text:list-item>
          <text:list>
            <text:list-item>
              <text:p text:style-name="P10"><text:span text:style-name="T2">Manutenibilidade</text:span></text:p>
            </text:list-item>
          </text:list>
        </text:list-item>
      </text:list>
      <text:list xml:id="list5102285848084718812" text:style-name="WWNum6">
        <text:list-item>
          <text:p text:style-name="P15"><text:span text:style-name="T2">O sistema deve ser implementado em módulos separados, permitindo alteração nas partes dos sistemas sem o afetar o seu funcionamento total.</text:span></text:p>
        </text:list-item>
      </text:list>
      <text:list xml:id="list140455695435767" text:continue-list="list140455612583565" text:style-name="WWNum1">
        <text:list-item>
          <text:list>
            <text:list-item>
              <text:p text:style-name="P10"><text:span text:style-name="T2">Portabilidade</text:span></text:p>
            </text:list-item>
          </text:list>
        </text:list-item>
      </text:list>
      <text:list xml:id="list3014581958580787312" text:style-name="WWNum7">
        <text:list-item>
          <text:p text:style-name="P16"><text:span text:style-name="T2">O Sistema deve ser capaz de armazenar os dados em um banco de dados.</text:span></text:p>
        </text:list-item>
        <text:list-item>
          <text:p text:style-name="P16"><text:span text:style-name="T2">O sistema desse ser compatível com Windows do computador da loja.</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3.12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gor magalhaes</meta:initial-creator>
    <meta:editing-cycles>5</meta:editing-cycles>
    <meta:creation-date>2017-10-25T11:59:00</meta:creation-date>
    <dc:date>2017-10-25T14:04:54.538942286</dc:date>
    <meta:editing-duration>PT1H13M28S</meta:editing-duration>
    <meta:generator>LibreOffice/5.1.6.2$Linux_X86_64 LibreOffice_project/10m0$Build-2</meta:generator>
    <meta:document-statistic meta:table-count="0" meta:image-count="0" meta:object-count="0" meta:page-count="4" meta:paragraph-count="73" meta:word-count="997" meta:character-count="6072" meta:non-whitespace-character-count="51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